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512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7487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432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7487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618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39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5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17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5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59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20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16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73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825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9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9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662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1277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45639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53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4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1005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0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7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40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6421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08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2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119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48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23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9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23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2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8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2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01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3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377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4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9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6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162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7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968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9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4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50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4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1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653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6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6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943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8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451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05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325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05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3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6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2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1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7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60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901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00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0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4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32864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85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3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295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16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3081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84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162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533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2957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635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2957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0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631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31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70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9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450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3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27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2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1876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3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1876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6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54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8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3819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6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45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9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45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8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37759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169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0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334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05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54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364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8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517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30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137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24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13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1039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620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2964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239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99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65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1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6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415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952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343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2606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6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5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0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5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41938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41938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5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033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6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03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0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933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3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1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1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2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1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8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186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95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707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92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1113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0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71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344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4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71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263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517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9858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1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30026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210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25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8426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0584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3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324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9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435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2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51722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7780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15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7783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1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58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713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4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7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7955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3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5976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3869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7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4521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8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5190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100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2573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099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22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79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3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79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242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46243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0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4691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1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469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0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7449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3440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8649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73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933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9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9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7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299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3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5125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9050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432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7487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45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325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05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3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6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2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64212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08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7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190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136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88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1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88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6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1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8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34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60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25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00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5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58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4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4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32864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976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976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7209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1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16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3081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84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308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9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3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20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573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16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77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6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749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7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968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0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31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3907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9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164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3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7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23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1876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31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1876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4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60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0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87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364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8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15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100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2573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099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28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6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308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9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745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8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7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94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77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16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858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334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34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44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995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57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757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54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898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81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308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1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8653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28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8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8790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0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1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30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5137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24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513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1039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2964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99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165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12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16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415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69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343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595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5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5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41938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41938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51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380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60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03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5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2957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1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1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2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0768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618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5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9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79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3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79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0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933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3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4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8086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808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80864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808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662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11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45639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1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80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85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8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85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87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21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95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21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533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36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635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1508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92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1113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7443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263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6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4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85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2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85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9858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30026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9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50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119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4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4436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3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337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9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21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183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8426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125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2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51722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9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776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97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015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9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718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50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4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242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46243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0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4691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469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512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0457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432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9270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451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6792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325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679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32866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64212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26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6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1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67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6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953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8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34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60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0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00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5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4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32864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3804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1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1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3308184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308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9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984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1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20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1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16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18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5386958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976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53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315063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1508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6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749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7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920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0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70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31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63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9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64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3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7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23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751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31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4127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4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8217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0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678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6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59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8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5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73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91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9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5825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3308239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22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86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77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94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846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169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8454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334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65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54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361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8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308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1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8653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28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303330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30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5137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24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513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1039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0537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2964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6206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99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65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12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354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415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153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343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7563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6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5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5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419389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2957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419387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8462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51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4963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6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5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59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0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0853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3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8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1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6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2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1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618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8752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5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19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66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7494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45639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21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87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21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95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21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924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1113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07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60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3440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8649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4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1621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26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4436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48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4436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9858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30026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210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0584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8426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0584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4517189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150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3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90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23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71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23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7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7780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1064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7783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5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9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7403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50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4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58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1333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4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127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791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3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79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7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3537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133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242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46243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0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691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69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7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136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8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136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7067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6470680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162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4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814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788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44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3385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57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3385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93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776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97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776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10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Q5522099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22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e</text:p>
          </table:table-cell>
          <table:table-cell/>
          <table:table-cell office:value-type="string" calcext:value-type="string">
            <text:p>Q93487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933927</text:p>
          </table:table-cell>
          <table:table-cell office:value-type="string" calcext:value-type="string">
            <text:p>Monde</text:p>
          </table:table-cell>
          <table:table-cell/>
          <table:table-cell office:value-type="string" calcext:value-type="string">
            <text:p>Q263073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e</text:p>
          </table:table-cell>
          <table:table-cell/>
          <table:table-cell office:value-type="string" calcext:value-type="string">
            <text:p>Q93487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63737</text:p>
          </table:table-cell>
          <table:table-cell office:value-type="string" calcext:value-type="string">
            <text:p>Monde</text:p>
          </table:table-cell>
          <table:table-cell/>
          <table:table-cell office:value-type="string" calcext:value-type="string">
            <text:p>Q263073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8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Q308945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242</text:p>
          </table:table-cell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Q308945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4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Q308945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48984</text:p>
          </table:table-cell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Q308945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4196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82" meta:object-count="0"/>
    <meta:generator>LibreOffice/6.0.7.3$Linux_X86_64 LibreOffice_project/00m0$Build-3</meta:generator>
  </office:meta>
</office:document-meta>
</file>